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Амурская обл.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Архангель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2">
          <table:table-cell office:value-type="string" calcext:value-type="string">
            <text:p>Астраханская обл.</text:p>
          </table:table-cell>
          <table:table-cell office:value-type="string" calcext:value-type="string">
            <text:p>902, 904, 908, 927, 929, 937, 999</text:p>
          </table:table-cell>
        </table:table-row>
        <table:table-row table:style-name="ro1">
          <table:table-cell office:value-type="string" calcext:value-type="string">
            <text:p>Белгород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Брян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Владимир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string" calcext:value-type="string">
            <text:p>904, 927, 929, 937, 939, 999</text:p>
          </table:table-cell>
        </table:table-row>
        <table:table-row table:style-name="ro1">
          <table:table-cell office:value-type="string" calcext:value-type="string">
            <text:p>Вологод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2">
          <table:table-cell office:value-type="string" calcext:value-type="string">
            <text:p>г. Сочи, Краснодарский край</text:p>
          </table:table-cell>
          <table:table-cell office:value-type="string" calcext:value-type="string">
            <text:p>928, 929, 938</text:p>
          </table:table-cell>
        </table:table-row>
        <table:table-row table:style-name="ro1">
          <table:table-cell office:value-type="string" calcext:value-type="string">
            <text:p>Еврейская автономная обл.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Иванов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Иркутская обл.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Калининград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924, 929, 999</text:p>
          </table:table-cell>
        </table:table-row>
        <table:table-row table:style-name="ro2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Кемеровская обл.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Кировская обл.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Курганская обл.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Кур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Липец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Магаданская обл.</text:p>
          </table:table-cell>
          <table:table-cell office:value-type="string" calcext:value-type="string">
            <text:p>924, 929, 999</text:p>
          </table:table-cell>
        </table:table-row>
        <table:table-row table:style-name="ro1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25, 926, 929, 936, 999</text:p>
          </table:table-cell>
        </table:table-row>
        <table:table-row table:style-name="ro1">
          <table:table-cell office:value-type="string" calcext:value-type="string">
            <text:p>Мурман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Новгород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Омская обл.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Оренбургская обл.</text:p>
          </table:table-cell>
          <table:table-cell office:value-type="string" calcext:value-type="string">
            <text:p>922, 929, 932, 939, 999</text:p>
          </table:table-cell>
        </table:table-row>
        <table:table-row table:style-name="ro1">
          <table:table-cell office:value-type="string" calcext:value-type="string">
            <text:p>Орлов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Пензенская обл.</text:p>
          </table:table-cell>
          <table:table-cell office:value-type="string" calcext:value-type="string">
            <text:p>904, 927, 929, 937, 939, 999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Псковская обл.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927, 929, 937, 939, 999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928, 929, 938, 999</text:p>
          </table:table-cell>
        </table:table-row>
        <table:table-row table:style-name="ro2">
          <table:table-cell office:value-type="string" calcext:value-type="string">
            <text:p>Республика Кабардино-Балкарская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927, 929, 937, 999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921, 929, 931, 999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927, 929, 937, 939, 999</text:p>
          </table:table-cell>
        </table:table-row>
        <table:table-row table:style-name="ro2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902, 904, 908, 927, 929, 937, 939, 999</text:p>
          </table:table-cell>
        </table:table-row>
        <table:table-row table:style-name="ro2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924, 929, 934, 999</text:p>
          </table:table-cell>
        </table:table-row>
        <table:table-row table:style-name="ro3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27, 929, 937, 939, 999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Рязан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2">
          <table:table-cell office:value-type="string" calcext:value-type="string">
            <text:p>Самарская обл.</text:p>
          </table:table-cell>
          <table:table-cell office:value-type="string" calcext:value-type="string">
            <text:p>902, 904, 908, 927, 929, 937, 939, 950, 999</text:p>
          </table:table-cell>
        </table:table-row>
        <table:table-row table:style-name="ro1">
          <table:table-cell office:value-type="string" calcext:value-type="string">
            <text:p>Саратовская обл.</text:p>
          </table:table-cell>
          <table:table-cell office:value-type="string" calcext:value-type="string">
            <text:p>927, 929, 937, 939, 999</text:p>
          </table:table-cell>
        </table:table-row>
        <table:table-row table:style-name="ro1">
          <table:table-cell office:value-type="string" calcext:value-type="string">
            <text:p>Сахалинская обл.</text:p>
          </table:table-cell>
          <table:table-cell office:value-type="string" calcext:value-type="string">
            <text:p>924, 929, 934, 999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Смолен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Тамбов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Твер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Томская обл.</text:p>
          </table:table-cell>
          <table:table-cell office:value-type="string" calcext:value-type="string">
            <text:p>923, 929, 933, 999</text:p>
          </table:table-cell>
        </table:table-row>
        <table:table-row table:style-name="ro1">
          <table:table-cell office:value-type="string" calcext:value-type="string">
            <text:p>Тульская обл.</text:p>
          </table:table-cell>
          <table:table-cell office:value-type="string" calcext:value-type="string">
            <text:p>920, 929, 930, 999</text:p>
          </table:table-cell>
        </table:table-row>
        <table:table-row table:style-name="ro1">
          <table:table-cell office:value-type="string" calcext:value-type="string">
            <text:p>Тюменская обл.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922, 929, 932, 999</text:p>
          </table:table-cell>
        </table:table-row>
        <table:table-row table:style-name="ro2">
          <table:table-cell office:value-type="string" calcext:value-type="string">
            <text:p>Ульяновская обл.</text:p>
          </table:table-cell>
          <table:table-cell office:value-type="string" calcext:value-type="string">
            <text:p>904, 908, 927, 929, 937, 939, 950, 999</text:p>
          </table:table-cell>
        </table:table-row>
        <table:table-row table:style-name="ro4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924, 929, 934, 999</text:p>
          </table:table-cell>
        </table:table-row>
        <table:table-row table:style-name="ro2">
          <table:table-cell office:value-type="string" calcext:value-type="string">
            <text:p>Ханты-Мансийский-Югра АО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928, 929, 938, 999</text:p>
          </table:table-cell>
        </table:table-row>
        <table:table-row table:style-name="ro1"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902, 908, 927, 929, 937, 999</text:p>
          </table:table-cell>
        </table:table-row>
        <table:table-row table:style-name="ro2">
          <table:table-cell office:value-type="string" calcext:value-type="string">
            <text:p>Чувашская Республика-Чувашия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Чукотский АО</text:p>
          </table:table-cell>
          <table:table-cell office:value-type="string" calcext:value-type="string">
            <text:p>924, 929, 999</text:p>
          </table:table-cell>
        </table:table-row>
        <table:table-row table:style-name="ro1">
          <table:table-cell office:value-type="string" calcext:value-type="string">
            <text:p>Ямало-Ненецкий АО</text:p>
          </table:table-cell>
          <table:table-cell office:value-type="string" calcext:value-type="string">
            <text:p>922, 929, 932, 999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string" calcext:value-type="string">
            <text:p>902, 920, 929, 930, 951, 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8:57:15.553000000</meta:creation-date>
    <dc:date>2021-11-05T08:58:48.516000000</dc:date>
    <meta:editing-duration>PT1M33S</meta:editing-duration>
    <meta:editing-cycles>1</meta:editing-cycles>
    <meta:document-statistic meta:table-count="1" meta:cell-count="164" meta:object-count="0"/>
    <meta:generator>LibreOffice/7.2.2.2$Windows_X86_64 LibreOffice_project/02b2acce88a210515b4a5bb2e46cbfb63fe97d56</meta:generator>
  </office:meta>
</office:document-meta>
</file>